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99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fo:background-color="#ff3399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Elapsed times for algorithms K-means: <text:s/>runs: 100 dataset: arrhythmia.data kmeans:16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calcext:value-type="string">
            <text:p>K-menas vector of vectors</text:p>
          </table:table-cell>
          <table:table-cell table:style-name="ce8" office:value-type="string" calcext:value-type="string">
            <text:p>K-menas only-vector</text:p>
          </table:table-cell>
          <table:table-cell table:style-name="ce11" office:value-type="string" calcext:value-type="string">
            <text:p>K-means parallel OMP</text:p>
          </table:table-cell>
        </table:table-row>
        <table:table-row table:style-name="ro1">
          <table:table-cell/>
          <table:table-cell table:style-name="ce4" office:value-type="float" office:value="452" calcext:value-type="float">
            <text:p>452</text:p>
          </table:table-cell>
          <table:table-cell table:style-name="ce9" office:value-type="float" office:value="452" calcext:value-type="float">
            <text:p>452</text:p>
          </table:table-cell>
          <table:table-cell table:style-name="ce12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52" calcext:value-type="float">
            <text:p>45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41" calcext:value-type="float">
            <text:p>3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38" calcext:value-type="float">
            <text:p>33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03" calcext:value-type="float">
            <text:p>3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344" calcext:value-type="float">
            <text:p>3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05" calcext:value-type="float">
            <text:p>30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04" calcext:value-type="float">
            <text:p>30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06" calcext:value-type="float">
            <text:p>30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69" calcext:value-type="float">
            <text:p>5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308" calcext:value-type="float">
            <text:p>30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446" calcext:value-type="float">
            <text:p>44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309" calcext:value-type="float">
            <text:p>30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958" calcext:value-type="float">
            <text:p>19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92" calcext:value-type="float">
            <text:p>3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73" calcext:value-type="float">
            <text:p>27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68" calcext:value-type="float">
            <text:p>26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95" calcext:value-type="float">
            <text:p>49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603" calcext:value-type="float">
            <text:p>6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23" calcext:value-type="float">
            <text:p>3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360" calcext:value-type="float">
            <text:p>36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370" calcext:value-type="float">
            <text:p>37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453" calcext:value-type="float">
            <text:p>45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224" calcext:value-type="float">
            <text:p>2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15" calcext:value-type="float">
            <text:p>3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313" calcext:value-type="float">
            <text:p>3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77" calcext:value-type="float">
            <text:p>67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16" calcext:value-type="float">
            <text:p>3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91" calcext:value-type="float">
            <text:p>49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271" calcext:value-type="float">
            <text:p>27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359" calcext:value-type="float">
            <text:p>35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77" calcext:value-type="float">
            <text:p>67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629" calcext:value-type="float">
            <text:p>6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92" calcext:value-type="float">
            <text:p>59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318" calcext:value-type="float">
            <text:p>3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272" calcext:value-type="float">
            <text:p>2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62" calcext:value-type="float">
            <text:p>3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65" calcext:value-type="float">
            <text:p>3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64" calcext:value-type="float">
            <text:p>3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99" calcext:value-type="float">
            <text:p>49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74" calcext:value-type="float">
            <text:p>27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17" calcext:value-type="float">
            <text:p>31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51" calcext:value-type="float">
            <text:p>45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66" calcext:value-type="float">
            <text:p>3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66" calcext:value-type="float">
            <text:p>3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227" calcext:value-type="float">
            <text:p>2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415" calcext:value-type="float">
            <text:p>4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317" calcext:value-type="float">
            <text:p>3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594" calcext:value-type="float">
            <text:p>5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419" calcext:value-type="float">
            <text:p>41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414" calcext:value-type="float">
            <text:p>41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64" calcext:value-type="float">
            <text:p>364</text:p>
          </table:table-cell>
          <table:table-cell table:style-name="ce6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6"/>
          <table:table-cell table:style-name="Default"/>
          <table:table-cell table:style-name="ce14"/>
        </table:table-row>
        <table:table-row table:style-name="ro1" table:number-rows-repeated="66">
          <table:table-cell/>
          <table:table-cell table:style-name="ce6" table:number-columns-repeated="2"/>
          <table:table-cell table:style-name="ce14"/>
        </table:table-row>
        <table:table-row table:style-name="ro1" table:number-rows-repeated="12">
          <table:table-cell/>
          <table:table-cell table:style-name="ce7" table:number-columns-repeated="2"/>
          <table:table-cell table:style-name="Default"/>
        </table:table-row>
        <table:table-row table:style-name="ro1">
          <table:table-cell/>
          <table:table-cell table:style-name="ce7" table:number-columns-repeated="2"/>
          <table:table-cell table:style-name="Default"/>
        </table:table-row>
      </table:table>
      <table:table table:name="Sheet2" table:style-name="ta1">
        <table:shapes>
          <draw:frame draw:z-index="0" draw:style-name="gr1" draw:text-style-name="P1" svg:width="839.88pt" svg:height="300.02pt" svg:x="24.66pt" svg:y="122.4pt">
            <loext:p draw:notify-on-update-of-ranges="Sheet1.B6:Sheet1.B106 Sheet1.D6:Sheet1.D106 Sheet1.C6:Sheet1.C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5:00:27.917529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12:00.796065548</meta:creation-date>
    <dc:date>2019-07-05T15:01:49.566458128</dc:date>
    <meta:editing-duration>PT5M29S</meta:editing-duration>
    <meta:editing-cycles>3</meta:editing-cycles>
    <meta:generator>LibreOffice/5.2.7.2$Linux_X86_64 LibreOffice_project/20m0$Build-2</meta:generator>
    <meta:document-statistic meta:table-count="3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9cc" draw:fill-color="#ff99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cm" svg:height="10.585cm" xlink:href=".." xlink:type="simple" chart:class="chart:line" chart:style-name="ch1">
        <chart:legend chart:legend-position="end" svg:x="25.931cm" svg:y="4.495cm" style:legend-expansion="high" chart:style-name="ch2"/>
        <chart:plot-area chart:style-name="ch3" table:cell-range-address="Sheet1.B6:Sheet1.D106" chart:data-source-has-labels="row" svg:x="1.705cm" svg:y="0.028cm" svg:width="23.948cm" svg:height="8.811cm">
          <chartooo:coordinate-region svg:x="2.697cm" svg:y="0.228cm" svg:width="22.956cm" svg:height="7.687cm"/>
          <chart:axis chart:dimension="x" chart:name="primary-x" chart:style-name="ch4">
            <chart:title svg:x="12.286cm" svg:y="9.05cm" chart:style-name="ch5">
              <text:p>RANGES VALUES
</text:p>
            </chart:title>
            <chart:grid chart:style-name="ch6" chart:class="major"/>
          </chart:axis>
          <chart:axis chart:dimension="y" chart:name="primary-y" chart:style-name="ch4">
            <chart:title svg:x="0.183cm" svg:y="4.861cm" chart:style-name="ch7">
              <text:p>TIME
(ms)</text:p>
            </chart:title>
            <chart:grid chart:style-name="ch6" chart:class="major"/>
          </chart:axis>
          <chart:series chart:style-name="ch8" chart:values-cell-range-address="Sheet1.B6:Sheet1.B106" loext:label-string="kmeansvectors" chart:class="chart:line">
            <chart:data-point chart:repeated="101"/>
          </chart:series>
          <chart:series chart:style-name="ch9" chart:values-cell-range-address="Sheet1.D6:Sheet1.D106" loext:label-string="kmeaomp" chart:class="chart:line">
            <chart:data-point chart:repeated="101"/>
          </chart:series>
          <chart:series chart:style-name="ch10" chart:values-cell-range-address="Sheet1.C6:Sheet1.C106" loext:label-string="kmeansvector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vectors</text:p>
              </table:table-cell>
              <table:table-cell office:value-type="string">
                <text:p>kmeaomp</text:p>
              </table:table-cell>
              <table:table-cell office:value-type="string">
                <text:p>kmeansv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">
                <text:p>452</text:p>
                <draw:g>
                  <svg:desc>Sheet1.B6:Sheet1.B106</svg:desc>
                </draw:g>
              </table:table-cell>
              <table:table-cell office:value-type="float" office:value="86">
                <text:p>86</text:p>
                <draw:g>
                  <svg:desc>Sheet1.D6:Sheet1.D106</svg:desc>
                </draw:g>
              </table:table-cell>
              <table:table-cell office:value-type="float" office:value="452">
                <text:p>452</text:p>
                <draw:g>
                  <svg:desc>Sheet1.C6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81">
                <text:p>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">
                <text:p>257</text:p>
              </table:table-cell>
              <table:table-cell office:value-type="float" office:value="145">
                <text:p>14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">
                <text:p>371</text:p>
              </table:table-cell>
              <table:table-cell office:value-type="float" office:value="90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251">
                <text:p>2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177">
                <text:p>17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201">
                <text:p>20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103">
                <text:p>10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216">
                <text:p>2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232">
                <text:p>2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219">
                <text:p>21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">
                <text:p>254</text:p>
              </table:table-cell>
              <table:table-cell office:value-type="float" office:value="168">
                <text:p>16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">
                <text:p>235</text:p>
              </table:table-cell>
              <table:table-cell office:value-type="float" office:value="182">
                <text:p>18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">
                <text:p>351</text:p>
              </table:table-cell>
              <table:table-cell office:value-type="float" office:value="167">
                <text:p>16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0">
                <text:p>690</text:p>
              </table:table-cell>
              <table:table-cell office:value-type="float" office:value="301">
                <text:p>30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">
                <text:p>383</text:p>
              </table:table-cell>
              <table:table-cell office:value-type="float" office:value="162">
                <text:p>1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">
                <text:p>351</text:p>
              </table:table-cell>
              <table:table-cell office:value-type="float" office:value="213">
                <text:p>2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294">
                <text:p>294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242">
                <text:p>24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">
                <text:p>87</text:p>
              </table:table-cell>
              <table:table-cell office:value-type="float" office:value="130">
                <text:p>1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">
                <text:p>177</text:p>
              </table:table-cell>
              <table:table-cell office:value-type="float" office:value="122">
                <text:p>12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231">
                <text:p>23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121">
                <text:p>12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">
                <text:p>184</text:p>
              </table:table-cell>
              <table:table-cell office:value-type="float" office:value="162">
                <text:p>16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">
                <text:p>233</text:p>
              </table:table-cell>
              <table:table-cell office:value-type="float" office:value="264">
                <text:p>26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264">
                <text:p>2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151">
                <text:p>15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169">
                <text:p>16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66">
                <text:p>1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3">
                <text:p>513</text:p>
              </table:table-cell>
              <table:table-cell office:value-type="float" office:value="219">
                <text:p>21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">
                <text:p>254</text:p>
              </table:table-cell>
              <table:table-cell office:value-type="float" office:value="162">
                <text:p>16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5">
                <text:p>295</text:p>
              </table:table-cell>
              <table:table-cell office:value-type="float" office:value="167">
                <text:p>1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161">
                <text:p>16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5">
                <text:p>465</text:p>
              </table:table-cell>
              <table:table-cell office:value-type="float" office:value="271">
                <text:p>27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1">
                <text:p>341</text:p>
              </table:table-cell>
              <table:table-cell office:value-type="float" office:value="218">
                <text:p>21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247">
                <text:p>24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">
                <text:p>174</text:p>
              </table:table-cell>
              <table:table-cell office:value-type="float" office:value="190">
                <text:p>19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6">
                <text:p>186</text:p>
              </table:table-cell>
              <table:table-cell office:value-type="float" office:value="137">
                <text:p>13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193">
                <text:p>19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139">
                <text:p>1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9">
                <text:p>189</text:p>
              </table:table-cell>
              <table:table-cell office:value-type="float" office:value="218">
                <text:p>21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">
                <text:p>93</text:p>
              </table:table-cell>
              <table:table-cell office:value-type="float" office:value="143">
                <text:p>14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224">
                <text:p>2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">
                <text:p>139</text:p>
              </table:table-cell>
              <table:table-cell office:value-type="float" office:value="182">
                <text:p>182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6">
                <text:p>436</text:p>
              </table:table-cell>
              <table:table-cell office:value-type="float" office:value="162">
                <text:p>16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">
                <text:p>183</text:p>
              </table:table-cell>
              <table:table-cell office:value-type="float" office:value="150">
                <text:p>1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227">
                <text:p>22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81">
                <text:p>18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8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7">
                <text:p>307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">
                <text:p>232</text:p>
              </table:table-cell>
              <table:table-cell office:value-type="float" office:value="344">
                <text:p>34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7">
                <text:p>237</text:p>
              </table:table-cell>
              <table:table-cell office:value-type="float" office:value="321">
                <text:p>3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219">
                <text:p>21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">
                <text:p>192</text:p>
              </table:table-cell>
              <table:table-cell office:value-type="float" office:value="408">
                <text:p>40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158">
                <text:p>15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4">
                <text:p>264</text:p>
              </table:table-cell>
              <table:table-cell office:value-type="float" office:value="181">
                <text:p>1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289">
                <text:p>28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9">
                <text:p>559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  <table:table-cell office:value-type="float" office:value="158">
                <text:p>1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">
                <text:p>307</text:p>
              </table:table-cell>
              <table:table-cell office:value-type="float" office:value="195">
                <text:p>19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">
                <text:p>189</text:p>
              </table:table-cell>
              <table:table-cell office:value-type="float" office:value="306">
                <text:p>30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">
                <text:p>245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1">
                <text:p>321</text:p>
              </table:table-cell>
              <table:table-cell office:value-type="float" office:value="200">
                <text:p>2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">
                <text:p>143</text:p>
              </table:table-cell>
              <table:table-cell office:value-type="float" office:value="199">
                <text:p>19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">
                <text:p>144</text:p>
              </table:table-cell>
              <table:table-cell office:value-type="float" office:value="206">
                <text:p>2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">
                <text:p>145</text:p>
              </table:table-cell>
              <table:table-cell office:value-type="float" office:value="109">
                <text:p>10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2">
                <text:p>342</text:p>
              </table:table-cell>
              <table:table-cell office:value-type="float" office:value="138">
                <text:p>13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">
                <text:p>137</text:p>
              </table:table-cell>
              <table:table-cell office:value-type="float" office:value="247">
                <text:p>24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">
                <text:p>324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5">
                <text:p>235</text:p>
              </table:table-cell>
              <table:table-cell office:value-type="float" office:value="241">
                <text:p>24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">
                <text:p>267</text:p>
              </table:table-cell>
              <table:table-cell office:value-type="float" office:value="192">
                <text:p>19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5">
                <text:p>135</text:p>
              </table:table-cell>
              <table:table-cell office:value-type="float" office:value="207">
                <text:p>20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1">
                <text:p>391</text:p>
              </table:table-cell>
              <table:table-cell office:value-type="float" office:value="223">
                <text:p>2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">
                <text:p>179</text:p>
              </table:table-cell>
              <table:table-cell office:value-type="float" office:value="120">
                <text:p>12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223">
                <text:p>22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8">
                <text:p>328</text:p>
              </table:table-cell>
              <table:table-cell office:value-type="float" office:value="181">
                <text:p>1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">
                <text:p>311</text:p>
              </table:table-cell>
              <table:table-cell office:value-type="float" office:value="163">
                <text:p>16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5">
                <text:p>245</text:p>
              </table:table-cell>
              <table:table-cell office:value-type="float" office:value="121">
                <text:p>1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">
                <text:p>408</text:p>
              </table:table-cell>
              <table:table-cell office:value-type="float" office:value="161">
                <text:p>1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">
                <text:p>239</text:p>
              </table:table-cell>
              <table:table-cell office:value-type="float" office:value="261">
                <text:p>26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5">
                <text:p>435</text:p>
              </table:table-cell>
              <table:table-cell office:value-type="float" office:value="421">
                <text:p>42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2">
                <text:p>142</text:p>
              </table:table-cell>
              <table:table-cell office:value-type="float" office:value="324">
                <text:p>324</text:p>
              </table:table-cell>
              <table:table-cell office:value-type="float" office:value="364">
                <text:p>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